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279d" officeooo:paragraph-rsid="000d279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279d" officeooo:paragraph-rsid="000d279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ee4d6"/>
    </style:style>
    <style:style style:name="P4" style:family="paragraph" style:parent-style-name="Standard">
      <style:paragraph-properties fo:text-align="start" style:justify-single-word="false"/>
      <style:text-properties officeooo:paragraph-rsid="0014ae68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279d" officeooo:paragraph-rsid="000d279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fo:font-weight="normal" officeooo:rsid="000fb91f" officeooo:paragraph-rsid="000fb91f"/>
    </style:style>
    <style:style style:name="P7" style:family="paragraph" style:parent-style-name="Standard">
      <style:paragraph-properties fo:text-align="start" style:justify-single-word="false"/>
      <style:text-properties officeooo:rsid="000fb91f" officeooo:paragraph-rsid="000fb91f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bold" officeooo:rsid="001071a9" officeooo:paragraph-rsid="001071a9" style:font-weight-asian="bold" style:font-weight-complex="bold"/>
    </style:style>
    <style:style style:name="P9" style:family="paragraph" style:parent-style-name="Text_20_body">
      <style:text-properties fo:font-weight="bold" officeooo:rsid="00139436" officeooo:paragraph-rsid="00139436" style:font-weight-asian="bold" style:font-weight-complex="bold"/>
    </style:style>
    <style:style style:name="P10" style:family="paragraph" style:parent-style-name="Text_20_body">
      <style:text-properties fo:font-weight="bold" officeooo:rsid="001bd757" officeooo:paragraph-rsid="001bd7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d279d" officeooo:paragraph-rsid="000d279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d279d" officeooo:paragraph-rsid="000fb91f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0d279d" officeooo:paragraph-rsid="000d279d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paragraph-rsid="000d279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d279d" officeooo:paragraph-rsid="000fb91f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normal" officeooo:paragraph-rsid="000d279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normal" officeooo:paragraph-rsid="000d27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bold" officeooo:rsid="000d279d" officeooo:paragraph-rsid="000d279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d279d" officeooo:paragraph-rsid="000fb91f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4ae68" officeooo:paragraph-rsid="0014ae68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ee4d6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fb91f" officeooo:paragraph-rsid="000fb91f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071a9" officeooo:paragraph-rsid="001071a9" style:font-size-asian="12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1ddc1" officeooo:paragraph-rsid="0011ddc1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14ae68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4ae68" officeooo:paragraph-rsid="0014ae68" style:font-size-asian="12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0fb91f" officeooo:paragraph-rsid="001071a9"/>
    </style:style>
    <style:style style:name="P28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11ddc1" officeooo:paragraph-rsid="0011ddc1" style:font-size-asian="12pt" style:font-size-complex="12pt"/>
    </style:style>
    <style:style style:name="P29" style:family="paragraph" style:parent-style-name="Text_20_body" style:list-style-name="L5">
      <style:text-properties fo:font-variant="normal" fo:text-transform="none" fo:color="#000000" style:font-name="Liberation Serif" fo:font-size="12pt" fo:letter-spacing="normal" fo:font-style="normal" fo:font-weight="normal" officeooo:rsid="001790c6" officeooo:paragraph-rsid="00181740" style:font-size-asian="12pt" style:font-size-complex="12pt"/>
    </style:style>
    <style:style style:name="P30" style:family="paragraph" style:parent-style-name="Text_20_body" style:list-style-name="L5">
      <style:text-properties fo:font-variant="normal" fo:text-transform="none" fo:color="#000000" style:font-name="Liberation Serif" fo:font-size="12pt" fo:letter-spacing="normal" fo:font-style="normal" fo:font-weight="normal" officeooo:rsid="00181740" officeooo:paragraph-rsid="00181740" style:font-size-asian="12pt" style:font-size-complex="12pt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790c6" officeooo:paragraph-rsid="001bd757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e7b87" officeooo:paragraph-rsid="001e7b87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790c6" officeooo:paragraph-rsid="001bd757" style:font-size-asian="12pt" style:font-weight-asian="bold" style:font-size-complex="12pt" style:font-weight-complex="bold"/>
    </style:style>
    <style:style style:name="P34" style:family="paragraph" style:parent-style-name="Text_20_body" style:list-style-name="L5">
      <style:text-properties officeooo:paragraph-rsid="00181740"/>
    </style:style>
    <style:style style:name="P35" style:family="paragraph" style:parent-style-name="Text_20_body" style:list-style-name="L5">
      <style:text-properties officeooo:rsid="001790c6" officeooo:paragraph-rsid="00181740"/>
    </style:style>
    <style:style style:name="P36" style:family="paragraph" style:parent-style-name="Text_20_body" style:list-style-name="L5">
      <style:text-properties officeooo:rsid="00181740" officeooo:paragraph-rsid="00181740"/>
    </style:style>
    <style:style style:name="P37" style:family="paragraph" style:parent-style-name="Preformatted_20_Text" style:list-style-name="L4">
      <style:paragraph-properties fo:text-align="start" style:justify-single-word="false" style:writing-mode="lr-tb"/>
      <style:text-properties fo:font-variant="normal" fo:text-transform="none" fo:color="#000000" style:font-name="monospace" fo:font-size="9.75pt" fo:letter-spacing="normal" fo:font-style="normal" fo:font-weight="normal" officeooo:rsid="000fb91f" officeooo:paragraph-rsid="0011dd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71a9" style:font-weight-asian="bold" style:font-weight-complex="bold"/>
    </style:style>
    <style:style style:name="T3" style:family="text">
      <style:text-properties fo:font-variant="normal" fo:text-transform="none" fo:color="#000000" style:font-name="Liberation Serif" fo:letter-spacing="normal" fo:font-style="normal" style:font-weight-asian="normal" style:font-weight-complex="normal"/>
    </style:style>
    <style:style style:name="T4" style:family="text">
      <style:text-properties fo:font-variant="normal" fo:text-transform="none" fo:color="#000000" style:font-name="Liberation Serif" fo:letter-spacing="normal" fo:font-style="normal" officeooo:rsid="000d279d" style:font-weight-asian="normal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4ae68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071a9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1ddc1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4ae6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790c6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81740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72eb5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1ddc1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8174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officeooo:rsid="001071a9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officeooo:rsid="0011ddc1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officeooo:rsid="001790c6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1071a9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fb91f" style:font-weight-asian="normal" style:font-weight-complex="normal"/>
    </style:style>
    <style:style style:name="T25" style:family="text">
      <style:text-properties style:font-name="Liberation Serif" fo:font-size="12pt" officeooo:rsid="0011ddc1" style:font-size-asian="12pt" style:font-size-complex="12pt"/>
    </style:style>
    <style:style style:name="T26" style:family="text">
      <style:text-properties style:font-name="Liberation Serif" fo:font-size="16pt" fo:font-weight="bold" officeooo:rsid="0011ddc1" style:font-size-asian="16pt" style:font-weight-asian="bold" style:font-size-complex="16pt" style:font-weight-complex="bold"/>
    </style:style>
    <style:style style:name="T27" style:family="text">
      <style:text-properties fo:color="#000000" style:font-name="Liberation Serif" fo:font-size="12pt" style:font-size-asian="12pt" style:font-size-complex="12pt"/>
    </style:style>
    <style:style style:name="T28" style:family="text">
      <style:text-properties fo:color="#000000" style:font-name="Liberation Serif" fo:font-size="12pt" officeooo:rsid="0011ddc1" style:font-size-asian="12pt" style:font-size-complex="12pt"/>
    </style:style>
    <style:style style:name="T29" style:family="text">
      <style:text-properties officeooo:rsid="001e7b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fsense preperation</text:p>
      <text:p text:style-name="P5"/>
      <text:p text:style-name="P1"><text:span text:style-name="T24"><text:s text:c="3"/>T</text:span><text:span text:style-name="T23">o install pfsense, first we have take a few predefined processes </text:span></text:p>
      <text:p text:style-name="P5"/>
      <text:p text:style-name="P1"><text:span text:style-name="T1">Step:1</text:span> <text:span text:style-name="T2">I</text:span><text:span text:style-name="T1">nstallation </text:span><text:span text:style-name="T2">T</text:span><text:span text:style-name="T1">ype</text:span></text:p>
      <text:p text:style-name="P15"><text:s/></text:p>
      <text:p text:style-name="P12">we have five types of installation methods <text:s/>are listed below :</text:p>
      <text:p text:style-name="P5"/>
      <text:list xml:id="list1079117480989705727" text:style-name="L1">
        <text:list-item>
          <text:p text:style-name="P13">Based on system architecture</text:p>
          <text:p text:style-name="P13"/>
        </text:list-item>
        <text:list-item>
          <text:p text:style-name="P13">Full or Embedded</text:p>
          <text:p text:style-name="P13"/>
        </text:list-item>
        <text:list-item>
          <text:p text:style-name="P14"><text:bookmark text:name="Installer_ISO_vs_Memstick_vs_Memstick_Serial"/><text:span text:style-name="T3">Installer ISO vs </text:span><text:span text:style-name="T4">M</text:span><text:span text:style-name="T3">emstick vs </text:span><text:span text:style-name="T4">M</text:span><text:span text:style-name="T3">emstick </text:span><text:span text:style-name="T4">S</text:span><text:span text:style-name="T3">erial</text:span></text:p>
          <text:p text:style-name="P13"/>
        </text:list-item>
        <text:list-item>
          <text:p text:style-name="P16"><text:bookmark text:name="NanoBSD_vs_NanoBSD.2BVGA"/>NanoBSD vs NanoBSD+VGA</text:p>
          <text:p text:style-name="P13"/>
        </text:list-item>
        <text:list-item>
          <text:p text:style-name="P16"><text:bookmark text:name="Virtual_Machines"/>Virtual Machines</text:p>
        </text:list-item>
      </text:list>
      <text:p text:style-name="P17"/>
      <text:p text:style-name="P18">Step:2 Hardware Requirements </text:p>
      <text:p text:style-name="P19"/>
      <text:p text:style-name="P4"><text:span text:style-name="T5"><text:s text:c="2"/>T</text:span><text:span text:style-name="T21">o</text:span><text:span text:style-name="T22"> install the firewall i need the system with the following configuration </text:span></text:p>
      <text:p text:style-name="P25"/>
      <text:list xml:id="list46603352600856713" text:style-name="L2">
        <text:list-item>
          <text:p text:style-name="P26">64-bit Motherboard</text:p>
          <text:p text:style-name="P26"/>
        </text:list-item>
        <text:list-item>
          <text:p text:style-name="P26">4-GB RAM</text:p>
          <text:p text:style-name="P26"/>
        </text:list-item>
        <text:list-item>
          <text:p text:style-name="P26">2-Ethernet port</text:p>
          <text:p text:style-name="P20"/>
        </text:list-item>
      </text:list>
      <text:p text:style-name="P3"><text:span text:style-name="T22"><text:tab/>Please note that at the moment i'm not sure about the whole installation process of firewall.but i will learn by start proceeding the installation</text:span><text:span text:style-name="T6">.</text:span></text:p>
      <text:p text:style-name="P21"/>
      <text:p text:style-name="P7"><text:span text:style-name="T19">Step:3 Download </text:span><text:span text:style-name="T20">PF</text:span><text:span text:style-name="T19">sense</text:span></text:p>
      <text:p text:style-name="P22"/>
      <text:list xml:id="list744764852906119746" text:style-name="L3">
        <text:list-item>
          <text:p text:style-name="P27"><text:span text:style-name="T7">Please vist pfsense site, </text:span><text:span text:style-name="T9">T</text:span><text:span text:style-name="T7">o download latest stable version of pfsense.</text:span></text:p>
          <text:p text:style-name="P23"/>
        </text:list-item>
        <text:list-item>
          <text:p text:style-name="P23">To download pfsense by based on computer architecture, installation type and comfortable version.</text:p>
          <text:p text:style-name="P23"/>
        </text:list-item>
        <text:list-item>
          <text:p text:style-name="P23">Verify the download package.</text:p>
          <text:p text:style-name="P23"/>
        </text:list-item>
      </text:list>
      <text:p text:style-name="P8"><text:span text:style-name="T15">Step:4 P</text:span><text:span text:style-name="T16">repare </text:span><text:span text:style-name="T15">I</text:span><text:span text:style-name="T16">nsatallation </text:span><text:span text:style-name="T15">M</text:span><text:span text:style-name="T16">edia</text:span></text:p>
      <text:p text:style-name="P22"/>
      <text:p text:style-name="P6"><text:span text:style-name="T27"><text:s text:c="2"/>On UNIX and UNIX-like systems, </text:span><text:span text:style-name="T28">we have used the </text:span><text:span text:style-name="T27">dd </text:span><text:span text:style-name="T28">by</text:span><text:span text:style-name="T27"> writing </text:span><text:span text:style-name="T28">the </text:span><text:span text:style-name="T27">disks.</text:span></text:p>
      <text:p text:style-name="P22"/>
      <text:list xml:id="list83495679261434763" text:style-name="L4">
        <text:list-item>
          <text:p text:style-name="P24">We shoud logged in the root user before use the dd Command.</text:p>
          <text:p text:style-name="P24"/>
        </text:list-item>
        <text:list-item>
          <text:p text:style-name="P24">After we need to insert bootable media disk on particular system.</text:p>
          <text:p text:style-name="P24"><text:soft-page-break/></text:p>
        </text:list-item>
        <text:list-item>
          <text:p text:style-name="P24">Then we should use following command to write a iso image to bootable files on the removable media </text:p>
          <text:p text:style-name="P24"/>
        </text:list-item>
        <text:list-item>
          <text:p text:style-name="P37"><text:span text:style-name="T25"># </text:span><text:span text:style-name="T26">“</text:span><text:span text:style-name="T25">gzip -dc pfSense-memstick-2.2.3-RELEASE-amd64.img.gz | sudo dd of=/dev/sdz bs=1M</text:span><text:span text:style-name="T26">”</text:span></text:p>
          <text:p text:style-name="P28"/>
        </text:list-item>
        <text:list-item>
          <text:p text:style-name="P28">In above command writing the iso to bootable fires on target media.</text:p>
        </text:list-item>
      </text:list>
      <text:p text:style-name="P9"><text:span text:style-name="T15">Step:5 </text:span><text:span text:style-name="T17">Installation &amp; configuration</text:span></text:p>
      <text:list xml:id="list1839759579819792801" text:style-name="L5">
        <text:list-item>
          <text:p text:style-name="P34"><text:span text:style-name="T12">To s</text:span><text:span text:style-name="T13">et your system to boot first from your CD/DVD drive. </text:span></text:p>
        </text:list-item>
        <text:list-item>
          <text:p text:style-name="P34"><text:span text:style-name="T14">T</text:span><text:span text:style-name="T8">he installer should load and </text:span><text:span text:style-name="T10">prompt welcome</text:span><text:span text:style-name="T8"> </text:span><text:span text:style-name="T10">s</text:span><text:span text:style-name="T8">creen, </text:span><text:span text:style-name="T10">at this prompt ask to press I to launch the installer.</text:span></text:p>
        </text:list-item>
        <text:list-item>
          <text:p text:style-name="P29">When we press I, it will show same select task prompt, we can choose “Accept those settings”, </text:p>
        </text:list-item>
        <text:list-item>
          <text:p text:style-name="P35"><text:span text:style-name="T11">T</text:span><text:span text:style-name="T6">hen next step we choose “Quick/Easy Installation”, </text:span><text:span text:style-name="T11">this prompt will automatically install without ask any questions. </text:span></text:p>
        </text:list-item>
        <text:list-item>
          <text:p text:style-name="P30">The installer done the target disk, installing pfsense and copying the files may be take some time to finish.</text:p>
        </text:list-item>
        <text:list-item>
          <text:p text:style-name="P36"><text:span text:style-name="T11">W</text:span><text:span text:style-name="T6">hen you choose “Custom Install”, it will ask some questions on target system, partition disk and the console cofigurations.</text:span></text:p>
        </text:list-item>
        <text:list-item>
          <text:p text:style-name="P30">After the prompt ask console type, Standred default type to the VGA console.</text:p>
        </text:list-item>
        <text:list-item>
          <text:p text:style-name="P36"><text:span text:style-name="T6">Now the system must reboot so thst pfSense may start the target disk. Select Reboot and then press Enter</text:span><text:span text:style-name="T10">.</text:span></text:p>
        </text:list-item>
        <text:list-item>
          <text:p text:style-name="P36"><text:span text:style-name="T10">A</text:span><text:span text:style-name="T6">fter the reboot system, pfSense will be runing on the target system. The next step is to assign the interfaces on the console below.</text:span></text:p>
        </text:list-item>
      </text:list>
      <text:p text:style-name="P10"><text:span text:style-name="T15">Step:6 pfS</text:span><text:span text:style-name="T18">ense </text:span><text:span text:style-name="T15">GUI</text:span><text:span text:style-name="T18"> </text:span><text:span text:style-name="T15">C</text:span><text:span text:style-name="T18">onfiguration </text:span></text:p>
      <text:p text:style-name="P31"><text:tab/><text:span text:style-name="T29">The webGUI is used to configure the other important implementation. It may be done by updated browsers like firefox and chrome etc..</text:span></text:p>
      <text:p text:style-name="P32"><text:tab/>Open a browser to access the <text:a xlink:type="simple" xlink:href="https://192.168.1.1/" text:style-name="Internet_20_link" text:visited-style-name="Visited_20_Internet_20_Link">https://192.168.1.1/</text:a>, using default username “admin”and password “pfsense” to login.</text:p>
      <text:p text:style-name="P32"><text:tab/>The webGUI redirected the setup wizard, which is also accessed by system settings sub menu option, through you can configure the settings.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AR PL UMing HK" style:font-family-asian="'AR PL UMing HK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2-27T18:20:50.606927939</meta:creation-date>
    <dc:date>2017-02-28T11:12:09.215961035</dc:date>
    <dc:creator>softsolutions4u </dc:creator>
    <meta:editing-duration>PT1H26M49S</meta:editing-duration>
    <meta:editing-cycles>17</meta:editing-cycles>
    <meta:generator>LibreOffice/4.3.7.2$Linux_x86 LibreOffice_project/430$Build-2</meta:generator>
    <meta:document-statistic meta:table-count="0" meta:image-count="0" meta:object-count="0" meta:page-count="2" meta:paragraph-count="55" meta:word-count="465" meta:character-count="2713" meta:non-whitespace-character-count="2306"/>
  </office:meta>
</office:document-meta>
</file>